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15pt" style:font-size-asian="15pt" style:font-size-complex="15pt"/>
    </style:style>
    <style:style style:name="P3" style:parent-style-name="Normal" style:family="paragraph">
      <style:text-properties style:font-name="Times New Roman" style:font-name-complex="Times New Roman"/>
    </style:style>
    <style:style style:name="P4" style:parent-style-name="Normal" style:family="paragraph">
      <style:text-properties style:font-name="Times New Roman" style:font-name-complex="Times New Roman" fo:font-weight="bold" style:font-weight-asian="bold" style:font-weight-complex="bold"/>
    </style:style>
    <style:style style:name="P5" style:parent-style-name="Normal" style:family="paragraph">
      <style:text-properties style:font-name="Times New Roman" style:font-name-complex="Times New Roman"/>
    </style:style>
    <style:style style:name="P6" style:parent-style-name="Normal" style:family="paragraph">
      <style:text-properties style:font-name="Times New Roman" style:font-name-complex="Times New Roman"/>
    </style:style>
    <style:style style:name="P7" style:parent-style-name="Normal" style:family="paragraph">
      <style:text-properties style:font-name="Times New Roman" style:font-name-complex="Times New Roman" fo:font-weight="bold" style:font-weight-asian="bold" style:font-weight-complex="bold"/>
    </style:style>
    <style:style style:name="P8" style:parent-style-name="Normal" style:family="paragraph">
      <style:text-properties style:font-name="Times New Roman" style:font-name-complex="Times New Roman"/>
    </style:style>
    <style:style style:name="P9" style:parent-style-name="Normal" style:family="paragraph">
      <style:text-properties style:font-name="Times New Roman" style:font-name-complex="Times New Roman"/>
    </style:style>
    <style:style style:name="P10" style:parent-style-name="Normal" style:family="paragraph">
      <style:text-properties style:font-name="Times New Roman" style:font-name-complex="Times New Roman"/>
    </style:style>
    <style:style style:name="P11" style:parent-style-name="Normal" style:family="paragraph">
      <style:text-properties style:font-name="Times New Roman" style:font-name-complex="Times New Roman"/>
    </style:style>
    <style:style style:name="P12" style:parent-style-name="Normal" style:family="paragraph">
      <style:text-properties style:font-name="Times New Roman" style:font-name-complex="Times New Roman" fo:font-weight="bold" style:font-weight-asian="bold" style:font-weight-complex="bold"/>
    </style:style>
    <style:style style:name="P13" style:parent-style-name="Normal" style:family="paragraph">
      <style:text-properties style:font-name="Times New Roman" style:font-name-complex="Times New Roman"/>
    </style:style>
    <style:style style:name="P14" style:parent-style-name="Normal" style:family="paragraph">
      <style:text-properties style:font-name="Times New Roman" style:font-name-complex="Times New Roman"/>
    </style:style>
    <style:style style:name="P15" style:parent-style-name="Normal" style:family="paragraph">
      <style:text-properties style:font-name="Times New Roman" style:font-name-complex="Times New Roman" fo:font-weight="bold" style:font-weight-asian="bold" style:font-weight-complex="bold"/>
    </style:style>
    <style:style style:name="T16" style:parent-style-name="DefaultParagraphFont" style:family="text">
      <style:text-properties style:font-name="Times New Roman" style:font-name-complex="Times New Roman"/>
    </style:style>
  </office:automatic-styles>
  <office:body>
    <office:text text:use-soft-page-breaks="true">
      <text:p text:style-name="P1">Documentation for Weather Tracking Web Application Prototype</text:p>
      <text:p text:style-name="P3"/>
      <text:p text:style-name="P4">Introduction</text:p>
      <text:p text:style-name="P5">This documentation provides an overview of a prototype web application that tracks the weather of a city and the visitors' time zone based on their IP address. The application uses three APIs: OpenWeather, ipStack, and Google Maps API.</text:p>
      <text:p text:style-name="P6"/>
      <text:p text:style-name="P7">APIs Used</text:p>
      <text:p text:style-name="P8">1. OpenWeather - OpenWeather API provides current weather data for any location on Earth, including over 200,000 cities. This API returns data in JSON format that includes weather conditions, temperature, wind speed, humidity, and other relevant weather data.</text:p>
      <text:p text:style-name="P9">2. ipStack - ipStack API provides IP geolocation data such as the country, city, region, latitude, and longitude of the device requesting the data. This API returns data in JSON format.</text:p>
      <text:p text:style-name="P10">3. Google Maps API - Google Maps API provides the ability to embed Google Maps in web pages with markers, overlays, and other features. This API returns data in JSON format.</text:p>
      <text:p text:style-name="P11"/>
      <text:p text:style-name="P12">Functionality</text:p>
      <text:p text:style-name="P13">The web application is designed to display the current weather of a user's city along with the user's time zone. The application uses the IP address of the user to determine their location and fetches the weather data for that location from the OpenWeather API. The ipStack API is used to determine the user's time zone based on their location. The Google Maps API is used to display a map of the user's location.</text:p>
      <text:p text:style-name="P14"/>
      <text:p text:style-name="P15">Conclusion</text:p>
      <text:p text:style-name="Normal"><text:span text:style-name="T16">The prototype web application demonstrates the ability to fetch weather data and location data using APIs and display the data on a web page. The application provides a basic user interface that allows the user to search for weather data for any city. This prototype can be further developed and enhanced with additional features and functionaliti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Hikmatullah Samady</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ikmatullah Samady</meta:initial-creator>
    <dc:creator>Hikmatullah Samady</dc:creator>
    <meta:creation-date>2023-05-04T10:33:00Z</meta:creation-date>
    <dc:date>2023-05-04T10:41:00Z</dc:date>
    <meta:template xlink:href="Normal" xlink:type="simple"/>
    <meta:editing-cycles>2</meta:editing-cycles>
    <meta:editing-duration>PT480S</meta:editing-duration>
    <meta:document-statistic meta:page-count="1" meta:paragraph-count="3" meta:word-count="258" meta:character-count="1731" meta:row-count="12" meta:non-whitespace-character-count="1476"/>
  </office:meta>
</office:document-meta>
</file>